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background-color="#FFFFFF"/>
    </style:style>
    <style:style style:name="P2" style:parent-style-name="Standard" style:family="paragraph">
      <style:paragraph-properties fo:text-align="center"/>
      <style:text-properties style:font-name="Arial" fo:background-color="#FFFFFF"/>
    </style:style>
    <style:style style:name="P3" style:parent-style-name="Standard" style:family="paragraph">
      <style:paragraph-properties fo:text-align="center"/>
      <style:text-properties style:font-name="Arial" fo:background-color="#FFFFFF"/>
    </style:style>
    <style:style style:name="P4" style:parent-style-name="Standard" style:family="paragraph">
      <style:paragraph-properties fo:text-align="center"/>
      <style:text-properties style:font-name="Arial" fo:background-color="#FFFFFF"/>
    </style:style>
    <style:style style:name="P5" style:parent-style-name="Standard" style:family="paragraph">
      <style:paragraph-properties fo:text-align="center"/>
      <style:text-properties style:font-name="Arial" fo:background-color="#FFFFFF"/>
    </style:style>
    <style:style style:name="P6" style:parent-style-name="Standard" style:family="paragraph">
      <style:paragraph-properties fo:text-align="center"/>
      <style:text-properties style:font-name="Arial" fo:background-color="#FFFFFF"/>
    </style:style>
    <style:style style:name="P7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8" style:parent-style-name="Standard" style:family="paragraph">
      <style:paragraph-properties fo:text-align="justify"/>
      <style:text-properties style:font-name="Arial" fo:background-color="#FFFFFF"/>
    </style:style>
    <style:style style:name="P9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0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1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2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3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4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5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6" style:parent-style-name="Standard" style:family="paragraph">
      <style:paragraph-properties fo:text-align="justify"/>
      <style:text-properties style:font-name="Arial" fo:background-color="#FFFFFF"/>
    </style:style>
    <style:style style:name="P17" style:parent-style-name="Standard" style:family="paragraph">
      <style:paragraph-properties fo:text-align="justify"/>
      <style:text-properties style:font-name="Arial" fo:background-color="#FFFFFF"/>
    </style:style>
    <style:style style:name="P18" style:parent-style-name="Standard" style:family="paragraph">
      <style:paragraph-properties fo:text-align="justify"/>
      <style:text-properties style:font-name="Arial" fo:background-color="#FFFFFF"/>
    </style:style>
    <style:style style:name="P19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20" style:parent-style-name="Standard" style:family="paragraph">
      <style:paragraph-properties fo:text-align="justify"/>
      <style:text-properties style:font-name="Arial" fo:background-color="#FFFFFF"/>
    </style:style>
    <style:style style:name="P21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22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23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24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25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26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27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28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29" style:parent-style-name="Standard" style:family="paragraph">
      <style:paragraph-properties fo:text-align="justify"/>
      <style:text-properties style:font-name="Arial" fo:background-color="#FFFFFF"/>
    </style:style>
    <style:style style:name="P30" style:parent-style-name="Standard" style:family="paragraph">
      <style:paragraph-properties fo:text-align="justify"/>
      <style:text-properties style:font-name="Arial" fo:background-color="#FFFFFF"/>
    </style:style>
    <style:style style:name="P31" style:parent-style-name="Standard" style:family="paragraph">
      <style:paragraph-properties fo:text-align="justify"/>
      <style:text-properties style:font-name="Arial" fo:background-color="#FFFFFF"/>
    </style:style>
    <style:style style:name="P32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33" style:parent-style-name="Standard" style:family="paragraph">
      <style:paragraph-properties fo:text-align="justify"/>
      <style:text-properties style:font-name="Arial" fo:background-color="#FFFFFF"/>
    </style:style>
    <style:style style:name="P34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35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36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37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38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39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40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41" style:parent-style-name="Standard" style:family="paragraph">
      <style:paragraph-properties fo:text-align="justify"/>
      <style:text-properties style:font-name="Arial" fo:background-color="#FFFFFF"/>
    </style:style>
    <style:style style:name="P42" style:parent-style-name="Standard" style:family="paragraph">
      <style:paragraph-properties fo:text-align="justify"/>
      <style:text-properties style:font-name="Arial" fo:background-color="#FFFFFF"/>
    </style:style>
    <style:style style:name="P43" style:parent-style-name="Standard" style:family="paragraph">
      <style:text-properties style:font-name="Arial" fo:background-color="#FFFFFF"/>
    </style:style>
    <style:style style:name="P44" style:parent-style-name="Standard" style:family="paragraph">
      <style:paragraph-properties fo:text-align="center"/>
      <style:text-properties style:font-name="Arial" fo:background-color="#FFFFFF"/>
    </style:style>
    <style:style style:name="P45" style:parent-style-name="Standard" style:family="paragraph">
      <style:paragraph-properties fo:text-align="center"/>
      <style:text-properties style:font-name="Arial" fo:background-color="#FFFFFF"/>
    </style:style>
    <style:style style:name="P46" style:parent-style-name="Standard" style:family="paragraph">
      <style:paragraph-properties fo:text-align="center"/>
      <style:text-properties style:font-name="Arial" fo:background-color="#FFFFFF"/>
    </style:style>
    <style:style style:name="P47" style:parent-style-name="Standard" style:family="paragraph">
      <style:paragraph-properties fo:text-align="center"/>
      <style:text-properties style:font-name="Arial" fo:background-color="#FFFFFF"/>
    </style:style>
    <style:style style:name="P48" style:parent-style-name="Standard" style:family="paragraph">
      <style:paragraph-properties fo:text-align="center"/>
      <style:text-properties style:font-name="Arial" fo:background-color="#FFFFFF"/>
    </style:style>
    <style:style style:name="P49" style:parent-style-name="Standard" style:family="paragraph">
      <style:paragraph-properties fo:text-align="center"/>
      <style:text-properties style:font-name="Arial" fo:background-color="#FFFFFF"/>
    </style:style>
    <style:style style:name="P50" style:parent-style-name="Standard" style:family="paragraph">
      <style:paragraph-properties fo:text-align="center"/>
      <style:text-properties style:font-name="Arial" fo:background-color="#FFFFFF"/>
    </style:style>
    <style:style style:name="P51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52" style:parent-style-name="Standard" style:family="paragraph">
      <style:paragraph-properties fo:text-align="justify"/>
      <style:text-properties style:font-name="Arial" fo:background-color="#FFFFFF"/>
    </style:style>
    <style:style style:name="P53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54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55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56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57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58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59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60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61" style:parent-style-name="Standard" style:family="paragraph">
      <style:paragraph-properties fo:text-align="justify"/>
      <style:text-properties style:font-name="Arial" fo:background-color="#FFFFFF"/>
    </style:style>
    <style:style style:name="P62" style:parent-style-name="Standard" style:family="paragraph">
      <style:paragraph-properties fo:text-align="justify"/>
      <style:text-properties style:font-name="Arial" fo:background-color="#FFFFFF"/>
    </style:style>
    <style:style style:name="P63" style:parent-style-name="Standard" style:family="paragraph">
      <style:paragraph-properties fo:text-align="justify"/>
      <style:text-properties style:font-name="Arial" fo:background-color="#FFFFFF"/>
    </style:style>
    <style:style style:name="P64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65" style:parent-style-name="Standard" style:family="paragraph">
      <style:paragraph-properties fo:text-align="justify"/>
      <style:text-properties style:font-name="Arial" fo:background-color="#FFFFFF"/>
    </style:style>
    <style:style style:name="P66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67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68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69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70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71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72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73" style:parent-style-name="Standard" style:family="paragraph">
      <style:paragraph-properties fo:text-align="justify"/>
      <style:text-properties style:font-name="Arial" fo:background-color="#FFFFFF"/>
    </style:style>
    <style:style style:name="P74" style:parent-style-name="Standard" style:family="paragraph">
      <style:paragraph-properties fo:text-align="justify"/>
      <style:text-properties style:font-name="Arial" fo:background-color="#FFFFFF"/>
    </style:style>
    <style:style style:name="P75" style:parent-style-name="Standard" style:family="paragraph">
      <style:paragraph-properties fo:text-align="justify"/>
      <style:text-properties style:font-name="Arial" fo:background-color="#FFFFFF"/>
    </style:style>
    <style:style style:name="P76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77" style:parent-style-name="Standard" style:family="paragraph">
      <style:paragraph-properties fo:text-align="justify"/>
      <style:text-properties style:font-name="Arial" fo:background-color="#FFFFFF"/>
    </style:style>
    <style:style style:name="P78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79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80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81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82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83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84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85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86" style:parent-style-name="Standard" style:family="paragraph">
      <style:paragraph-properties fo:text-align="justify"/>
      <style:text-properties style:font-name="Arial" fo:background-color="#FFFFFF"/>
    </style:style>
    <style:style style:name="P87" style:parent-style-name="Standard" style:family="paragraph">
      <style:paragraph-properties fo:text-align="justify"/>
      <style:text-properties style:font-name="Arial" fo:background-color="#FFFFFF"/>
    </style:style>
    <style:style style:name="P88" style:parent-style-name="Standard" style:family="paragraph">
      <style:paragraph-properties fo:text-align="center"/>
      <style:text-properties style:font-name="Arial" fo:background-color="#FFFFFF"/>
    </style:style>
    <style:style style:name="P89" style:parent-style-name="Standard" style:family="paragraph">
      <style:paragraph-properties fo:text-align="center"/>
      <style:text-properties style:font-name="Arial" fo:background-color="#FFFFFF"/>
    </style:style>
    <style:style style:name="P90" style:parent-style-name="Standard" style:family="paragraph">
      <style:paragraph-properties fo:text-align="center"/>
      <style:text-properties style:font-name="Arial" fo:background-color="#FFFFFF"/>
    </style:style>
    <style:style style:name="P91" style:parent-style-name="Standard" style:family="paragraph">
      <style:paragraph-properties fo:text-align="center"/>
      <style:text-properties style:font-name="Arial" fo:background-color="#FFFFFF"/>
    </style:style>
    <style:style style:name="P92" style:parent-style-name="Standard" style:family="paragraph">
      <style:paragraph-properties fo:text-align="center"/>
      <style:text-properties style:font-name="Arial" fo:background-color="#FFFFFF"/>
    </style:style>
    <style:style style:name="P93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94" style:parent-style-name="Standard" style:family="paragraph">
      <style:paragraph-properties fo:text-align="justify"/>
      <style:text-properties style:font-name="Arial" fo:background-color="#FFFFFF"/>
    </style:style>
    <style:style style:name="P95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96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97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98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99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00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01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02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03" style:parent-style-name="Standard" style:family="paragraph">
      <style:paragraph-properties fo:text-align="justify"/>
      <style:text-properties style:font-name="Arial" fo:background-color="#FFFFFF"/>
    </style:style>
    <style:style style:name="P104" style:parent-style-name="Standard" style:family="paragraph">
      <style:paragraph-properties fo:text-align="justify"/>
      <style:text-properties style:font-name="Arial" fo:background-color="#FFFFFF"/>
    </style:style>
    <style:style style:name="P105" style:parent-style-name="Standard" style:family="paragraph">
      <style:paragraph-properties fo:text-align="justify"/>
      <style:text-properties style:font-name="Arial" fo:background-color="#FFFFFF"/>
    </style:style>
    <style:style style:name="P106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07" style:parent-style-name="Standard" style:family="paragraph">
      <style:paragraph-properties fo:text-align="justify"/>
      <style:text-properties style:font-name="Arial" fo:background-color="#FFFFFF"/>
    </style:style>
    <style:style style:name="P108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09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10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11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12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13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14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15" style:parent-style-name="Standard" style:list-style-name="WW8Num88" style:family="paragraph">
      <style:paragraph-properties fo:text-align="justify"/>
      <style:text-properties style:font-name="Arial" fo:background-color="#FFFFFF"/>
    </style:style>
    <style:style style:name="P116" style:parent-style-name="Standard" style:family="paragraph">
      <style:paragraph-properties fo:text-align="justify"/>
      <style:text-properties style:font-name="Arial" fo:background-color="#FFFFFF"/>
    </style:style>
    <style:style style:name="P117" style:parent-style-name="Standard" style:family="paragraph">
      <style:paragraph-properties fo:text-align="justify"/>
      <style:text-properties style:font-name="Arial" fo:background-color="#FFFFFF"/>
    </style:style>
    <style:style style:name="P118" style:parent-style-name="Standard" style:family="paragraph">
      <style:paragraph-properties fo:text-align="justify"/>
      <style:text-properties style:font-name="Arial" fo:background-color="#FFFFFF"/>
    </style:style>
  </office:automatic-styles>
  <office:body>
    <office:text text:use-soft-page-breaks="true">
      <text:p text:style-name="P1"/>
      <text:p text:style-name="P2">VERIFICA SISTEMI E RETI 27/03/2020</text:p>
      <text:p text:style-name="P3"/>
      <text:p text:style-name="P4">Classe 5° Q</text:p>
      <text:p text:style-name="P5"/>
      <text:p text:style-name="P6"/>
      <text:list text:style-name="WW8Num88">
        <text:list-item text:start-value="1">
          <text:p text:style-name="P7">Concetti generali su sicurezza nei sistemi informativi:</text:p>
        </text:list-item>
      </text:list>
      <text:p text:style-name="P8"/>
      <text:list text:style-name="WW8Num88" text:continue-numbering="true">
        <text:list-item>
          <text:list>
            <text:list-item>
              <text:list>
                <text:list-item>
                  <text:p text:style-name="P9"><text:s text:c="4"/>f<text:tab/>Le minacce connesse ad attacchi interni sono da considerarsi poco<text:s/><text:tab/>pericolose</text:p>
                </text:list-item>
                <text:list-item>
                  <text:p text:style-name="P10"><text:s text:c="3"/>f<text:tab/>I packet sniffer sono strumenti<text:s/>ideati dai cracker</text:p>
                </text:list-item>
                <text:list-item>
                  <text:p text:style-name="P11"><text:s text:c="3"/>f<text:tab/>La 'disponibilità', in termini di sicurezza, è relativa al fatto che i dati<text:s/><text:tab/>vengano recapitati correttamente al destinatario</text:p>
                </text:list-item>
                <text:list-item>
                  <text:p text:style-name="P12"><text:s text:c="2"/>v<text:tab/>Integrità e riservatezza sono concetti relativi al trasferimento dei dati</text:p>
                </text:list-item>
                <text:list-item>
                  <text:p text:style-name="P13"><text:s text:c="3"/>f<text:tab/>Autenticazione e autorizzazione sono il medesimo concetto</text:p>
                </text:list-item>
                <text:list-item>
                  <text:p text:style-name="P14"><text:s/>v<text:s text:c="2"/><text:tab/>Paternità e integrità sono concetti diversi ma spesso gestiti insieme</text:p>
                </text:list-item>
                <text:list-item>
                  <text:p text:style-name="P15"><text:s text:c="2"/>v<text:tab/>La cifratura dei dati attiene al concetto di riservatezza</text:p>
                </text:list-item>
              </text:list>
            </text:list-item>
          </text:list>
        </text:list-item>
      </text:list>
      <text:p text:style-name="P16"/>
      <text:p text:style-name="P17"/>
      <text:p text:style-name="P18"/>
      <text:list text:style-name="WW8Num88" text:continue-numbering="true">
        <text:list-item>
          <text:p text:style-name="P19"><text:s/>Rischi, minacce, attacchi:</text:p>
        </text:list-item>
      </text:list>
      <text:p text:style-name="P20"/>
      <text:list text:style-name="WW8Num88" text:continue-numbering="true">
        <text:list-item>
          <text:list>
            <text:list-item>
              <text:list>
                <text:list-item>
                  <text:p text:style-name="P21"><text:s text:c="2"/>v<text:s/><text:tab/>Gli asset di un sistema informativo sono: dati,<text:s/>risorse (tecnologiche ed<text:s/><text:tab/>umane), e locazione delle attrezzature<text:tab/></text:p>
                </text:list-item>
                <text:list-item>
                  <text:p text:style-name="P22"><text:s text:c="3"/>v<text:tab/>Le minacce sono legate alle vulnerabilità degli asset</text:p>
                </text:list-item>
                <text:list-item>
                  <text:p text:style-name="P23"><text:s text:c="3"/>f<text:tab/>Nella gestione dei rischi le minacce vanno valutate indipendentemente<text:s/><text:tab/>dalla probabilità del loro verificarsi e delle possibili<text:s/>conseguenze</text:p>
                </text:list-item>
                <text:list-item>
                  <text:p text:style-name="P24"><text:s text:c="3"/>v<text:tab/>Un metodo che mira a identificare le vulnerabilità di un sistema è<text:s/><text:tab/>comunque un attacco</text:p>
                </text:list-item>
                <text:list-item>
                  <text:p text:style-name="P25"><text:s text:c="2"/>f<text:tab/>Lo sniffing dei pacchetti è uno degli attacchi attivi</text:p>
                </text:list-item>
                <text:list-item>
                  <text:p text:style-name="P26"><text:s text:c="2"/>v<text:s/><text:tab/>Tra gli attacchi di tipo DoS possiamo citare il SYN attack</text:p>
                </text:list-item>
                <text:list-item>
                  <text:p text:style-name="P27"><text:s text:c="2"/>f<text:s/><text:tab/>Un attacco di tipo Pishing non può essere effettuato su un indirizzo<text:s/><text:tab/>gmail</text:p>
                </text:list-item>
                <text:list-item>
                  <text:p text:style-name="P28"><text:s text:c="2"/>v<text:tab/>Il sistema usato per attacchi Ddos <text:s text:c="3"/>chiama Botnet<text:s/><text:tab/></text:p>
                </text:list-item>
              </text:list>
            </text:list-item>
          </text:list>
        </text:list-item>
      </text:list>
      <text:p text:style-name="P29"/>
      <text:p text:style-name="P30"/>
      <text:p text:style-name="P31"/>
      <text:list text:style-name="WW8Num88" text:continue-numbering="true">
        <text:list-item>
          <text:p text:style-name="P32"><text:s/>Sicurezza nei sistemi distribuiti:</text:p>
        </text:list-item>
      </text:list>
      <text:p text:style-name="P33"/>
      <text:list text:style-name="WW8Num88" text:continue-numbering="true">
        <text:list-item>
          <text:list>
            <text:list-item>
              <text:list>
                <text:list-item>
                  <text:p text:style-name="P34"><text:s/>v<text:s/><text:tab/>L'obiettivo base di difesa è la protezione dagli attacchi passivi e il<text:s/><text:tab/>riconoscimento degli attacchi attivi</text:p>
                </text:list-item>
                <text:list-item>
                  <text:p text:style-name="P35"><text:s text:c="3"/>v<text:tab/>Con il termine 'investigation' <text:s text:c="3"/>comprende anche l'analisi di sistemi di<text:s/><text:tab/>log<text:tab/></text:p>
                </text:list-item>
                <text:list-item>
                  <text:p text:style-name="P36"><text:s text:c="3"/>v<text:tab/>La firma elettronica fa parte del sistema di autenticazione degli utenti</text:p>
                </text:list-item>
                <text:list-item>
                  <text:p text:style-name="P37"><text:s text:c="3"/>f<text:tab/>Attacchi di rete ed attacchi ad host non sono correlati</text:p>
                </text:list-item>
                <text:list-item>
                  <text:p text:style-name="P38"><text:s text:c="2"/>v<text:tab/>Le VPN possono essere considerate sistemi di estensione delle reti<text:s/><text:tab/>locali che garantiscono una ottima sicurezza</text:p>
                </text:list-item>
                <text:list-item>
                  <text:p text:style-name="P39"><text:s/>f<text:s text:c="2"/><text:tab/>Il Firewall è una macchina dedicata al controllo del contenuto dei<text:s/><text:tab/>pacchetti</text:p>
                </text:list-item>
                <text:list-item>
                  <text:p text:style-name="P40"><text:s text:c="3"/>f<text:tab/>La gestione delle sicurezza di una connessione <text:s text:c="3"/>fa solo a livello di<text:s/><text:tab/>trasporto</text:p>
                </text:list-item>
              </text:list>
            </text:list-item>
          </text:list>
        </text:list-item>
      </text:list>
      <text:p text:style-name="P41"/>
      <text:p text:style-name="P42"/>
      <text:p text:style-name="P43"/>
      <text:p text:style-name="P44">VERIFICA SISTEMI E RETI 27/03/2020</text:p>
      <text:p text:style-name="P45"/>
      <text:p text:style-name="P46">Classe 5° Q</text:p>
      <text:p text:style-name="P47"/>
      <text:p text:style-name="P48"/>
      <text:p text:style-name="P49"/>
      <text:p text:style-name="P50"/>
      <text:list text:style-name="WW8Num88" text:continue-numbering="true">
        <text:list-item>
          <text:p text:style-name="P51"><text:s text:c="2"/>Posta elettronica sicura, generalità e S/MIME :</text:p>
        </text:list-item>
      </text:list>
      <text:p text:style-name="P52"/>
      <text:list text:style-name="WW8Num88" text:continue-numbering="true">
        <text:list-item>
          <text:list>
            <text:list-item>
              <text:list>
                <text:list-item>
                  <text:p text:style-name="P53"><text:s text:c="3"/>v<text:tab/>La posta elettronica sicura deve garantire autenticazione del mittente <text:s/><text:tab/>e 'non ripudio', altri obiettivi attengono al livello di trasporto</text:p>
                </text:list-item>
                <text:list-item>
                  <text:p text:style-name="P54"><text:s text:c="3"/>v<text:tab/>L'attacco alla riservatezza puo mirare a leggere o bloccare una email</text:p>
                </text:list-item>
                <text:list-item>
                  <text:p text:style-name="P55"><text:s text:c="2"/>v<text:tab/>L'attacco all'integrità non può essere fatto dal destinatario<text:s/><text:tab/></text:p>
                </text:list-item>
                <text:list-item>
                  <text:p text:style-name="P56"><text:s text:c="2"/>f<text:tab/>S/MIME fornisce solo un servizio di crittografia del corpo dei messaggi</text:p>
                </text:list-item>
                <text:list-item>
                  <text:p text:style-name="P57"><text:s text:c="3"/><text:tab/>Per utilizzare S/MIME è necessario un certificato PKI in entrambi gli<text:s/><text:tab/>host</text:p>
                </text:list-item>
                <text:list-item>
                  <text:p text:style-name="P58"><text:s text:c="3"/>v<text:tab/>In una suite S/MIME è obbligatoria la presenza dell'algoritmo Diffie-<text:tab/>Helmann</text:p>
                </text:list-item>
                <text:list-item>
                  <text:p text:style-name="P59"><text:s text:c="3"/>v<text:tab/>La chiave pubblica del destinatario può essere usata per crittografare<text:s/><text:tab/>la chiave di crittografazione del messaggio</text:p>
                </text:list-item>
                <text:list-item>
                  <text:p text:style-name="P60"><text:s text:c="2"/>f<text:tab/>S/MIME<text:s/>versioni 3 (e succesive) introducono <text:s/>anche la firma dell'intero<text:s/><text:tab/>messaggio firmato e crittografato<text:tab/></text:p>
                </text:list-item>
              </text:list>
            </text:list-item>
          </text:list>
        </text:list-item>
      </text:list>
      <text:p text:style-name="P61"/>
      <text:p text:style-name="P62"/>
      <text:p text:style-name="P63"/>
      <text:list text:style-name="WW8Num88" text:continue-numbering="true">
        <text:list-item>
          <text:p text:style-name="P64"><text:s/>PGP e varianti :</text:p>
        </text:list-item>
      </text:list>
      <text:p text:style-name="P65"/>
      <text:list text:style-name="WW8Num88" text:continue-numbering="true">
        <text:list-item>
          <text:list>
            <text:list-item>
              <text:list>
                <text:list-item>
                  <text:p text:style-name="P66"><text:s text:c="2"/>f<text:tab/>PGP sta per Pretty Good Protocol<text:s/><text:tab/></text:p>
                </text:list-item>
                <text:list-item>
                  <text:p text:style-name="P67"><text:s text:c="2"/>v<text:s/><text:tab/>In PGP la chiave di crittografazione dei dati è generata random</text:p>
                </text:list-item>
                <text:list-item>
                  <text:p text:style-name="P68"><text:s text:c="2"/>f<text:tab/>L'algoritmo di<text:s/>crittografazione a chiave simmetrica usato è AES</text:p>
                </text:list-item>
                <text:list-item>
                  <text:p text:style-name="P69"><text:s text:c="3"/><text:tab/>OpenPGP è la versione rielaborata di PGP che comprende anche lo<text:s/><text:tab/>standard GPG e che consente di 'concordare' gli algoritmi</text:p>
                </text:list-item>
                <text:list-item>
                  <text:p text:style-name="P70"><text:s text:c="2"/>v<text:tab/>Ha un sistema alternativo a PKI per la gestione delle chiavi</text:p>
                </text:list-item>
                <text:list-item>
                  <text:p text:style-name="P71"><text:s text:c="3"/>v<text:tab/>Consente il<text:s/>'non ripudio' dei messaggi</text:p>
                </text:list-item>
                <text:list-item>
                  <text:p text:style-name="P72"><text:s text:c="2"/>f<text:tab/>Una 'session key' IDEA è riutilizzabile</text:p>
                </text:list-item>
              </text:list>
            </text:list-item>
          </text:list>
        </text:list-item>
      </text:list>
      <text:p text:style-name="P73"/>
      <text:p text:style-name="P74"/>
      <text:p text:style-name="P75"/>
      <text:list text:style-name="WW8Num88" text:continue-numbering="true">
        <text:list-item>
          <text:p text:style-name="P76">TLS :</text:p>
        </text:list-item>
      </text:list>
      <text:p text:style-name="P77"/>
      <text:list text:style-name="WW8Num88" text:continue-numbering="true">
        <text:list-item>
          <text:list>
            <text:list-item>
              <text:list>
                <text:list-item>
                  <text:p text:style-name="P78"><text:s/>f<text:s/><text:tab/>E' un protocollo di trasporto<text:tab/></text:p>
                </text:list-item>
                <text:list-item>
                  <text:p text:style-name="P79"><text:s/>f<text:s/><text:tab/>Gli algoritmi usabili nella sessione non possono cambiare<text:s/><text:tab/></text:p>
                </text:list-item>
                <text:list-item>
                  <text:p text:style-name="P80"><text:s text:c="3"/>f<text:tab/>Non ha un sistema MAC di autenticazione</text:p>
                </text:list-item>
                <text:list-item>
                  <text:p text:style-name="P81"><text:s text:c="2"/>v<text:s/><text:tab/>Il TLS Handshake Protocol <text:s text:c="3"/>divide in 3 sottoprotocolli</text:p>
                </text:list-item>
                <text:list-item>
                  <text:p text:style-name="P82"><text:s text:c="3"/>f<text:tab/>Con il TLS Record Protocol <text:s text:c="3"/>scambia la chiave di crittografia di<text:s/><text:tab/>sessione</text:p>
                </text:list-item>
                <text:list-item>
                  <text:p text:style-name="P83"><text:s text:c="3"/>f<text:tab/>Nessuno degli endpoint ha bisogno di un certificato X.509</text:p>
                </text:list-item>
                <text:list-item>
                  <text:p text:style-name="P84"><text:s text:c="3"/>f<text:tab/><text:s/>Si<text:s/>passa da uno stato pendente a uno corrente quando i parametri di<text:s/><text:tab/>sicurezza sono<text:s/>settati e le chiavi sono note</text:p>
                </text:list-item>
                <text:list-item>
                  <text:p text:style-name="P85"><text:s text:c="2"/>v<text:tab/>Una 'session key' è riutilizzabile</text:p>
                </text:list-item>
              </text:list>
            </text:list-item>
          </text:list>
        </text:list-item>
      </text:list>
      <text:p text:style-name="P86"/>
      <text:p text:style-name="P87"/>
      <text:p text:style-name="P88">VERIFICA SISTEMI E RETI 27/03/2020</text:p>
      <text:p text:style-name="P89"/>
      <text:p text:style-name="P90">Classe 5° Q</text:p>
      <text:p text:style-name="P91"/>
      <text:p text:style-name="P92"/>
      <text:list text:style-name="WW8Num88" text:continue-numbering="true">
        <text:list-item>
          <text:p text:style-name="P93"><text:s/>Firewall e Proxy :</text:p>
        </text:list-item>
      </text:list>
      <text:p text:style-name="P94"/>
      <text:list text:style-name="WW8Num88" text:continue-numbering="true">
        <text:list-item>
          <text:list>
            <text:list-item>
              <text:list>
                <text:list-item>
                  <text:p text:style-name="P95"><text:s text:c="2"/>f<text:tab/>E' sconsigliato porre il Firewall su un router di frontiera<text:tab/></text:p>
                </text:list-item>
                <text:list-item>
                  <text:p text:style-name="P96"><text:s/>v<text:s text:c="2"/><text:tab/>Ingress ed Eagress Firewall svolgono<text:s/>funzioni diverse</text:p>
                </text:list-item>
                <text:list-item>
                  <text:p text:style-name="P97"><text:s text:c="2"/>v<text:tab/>Il packet filtering Firewall opera generalmente a livello 3 ISO/OSI</text:p>
                </text:list-item>
                <text:list-item>
                  <text:p text:style-name="P98"><text:s text:c="3"/>f<text:tab/>Gli Stateful Inspection controllano tutti i pacchetti durante una<text:s/><text:tab/>connessione</text:p>
                </text:list-item>
                <text:list-item>
                  <text:p text:style-name="P99"><text:s text:c="3"/>f<text:tab/>Le politiche di base 'deny' e 'permit' possono coesistere in un Firewall</text:p>
                </text:list-item>
                <text:list-item>
                  <text:p text:style-name="P100"><text:s text:c="3"/>f<text:tab/>Il Proxy server è una sorta di Firewall a livello di sessione</text:p>
                </text:list-item>
                <text:list-item>
                  <text:p text:style-name="P101"><text:s text:c="3"/>f<text:tab/>Il Proxy Server non necessita di macchine particolarmente veloci</text:p>
                </text:list-item>
                <text:list-item>
                  <text:p text:style-name="P102"><text:s text:c="2"/>f<text:tab/>le 3 operazioni possibili sono 'accept', 'deny' e 'allow'</text:p>
                </text:list-item>
              </text:list>
            </text:list-item>
          </text:list>
        </text:list-item>
      </text:list>
      <text:p text:style-name="P103"/>
      <text:p text:style-name="P104"/>
      <text:p text:style-name="P105"/>
      <text:list text:style-name="WW8Num88" text:continue-numbering="true">
        <text:list-item>
          <text:p text:style-name="P106"><text:s text:c="2"/>ACL</text:p>
        </text:list-item>
      </text:list>
      <text:p text:style-name="P107"/>
      <text:list text:style-name="WW8Num88" text:continue-numbering="true">
        <text:list-item>
          <text:list>
            <text:list-item>
              <text:list>
                <text:list-item>
                  <text:p text:style-name="P108"><text:s/>v<text:s text:c="2"/><text:tab/>I bit nella WildCardMask hanno un significato logico<text:s/>opposto alla<text:s/><text:tab/>SubnetMask</text:p>
                </text:list-item>
                <text:list-item>
                  <text:p text:style-name="P109"><text:s text:c="2"/>f<text:s/><text:tab/>La WildCardMask è relativa al protocollo in esame</text:p>
                </text:list-item>
                <text:list-item>
                  <text:p text:style-name="P110"><text:s text:c="2"/>v<text:tab/>Si<text:s/>deve specificare se le ACL agiscono in IN o in OUT</text:p>
                </text:list-item>
                <text:list-item>
                  <text:p text:style-name="P111"><text:s text:c="3"/>f<text:tab/>Le ACL non agiscono sulle line VTY</text:p>
                </text:list-item>
                <text:list-item>
                  <text:p text:style-name="P112"><text:s text:c="3"/>f<text:tab/>Permit o Deny è implicito in una ACL</text:p>
                </text:list-item>
                <text:list-item>
                  <text:p text:style-name="P113"><text:s text:c="2"/>v<text:s/><text:tab/>Per IPV4 le ACL Standard sono numerate da <text:s/>1 a 100</text:p>
                </text:list-item>
                <text:list-item>
                  <text:p text:style-name="P114"><text:s text:c="3"/>v<text:tab/>Nelle ACL estese va specificato il protocollo applicativo</text:p>
                </text:list-item>
                <text:list-item>
                  <text:p text:style-name="P115"><text:s text:c="2"/>v<text:tab/>Nelle ACL estese <text:s text:c="3"/>devono scrivere indirizzi e WildCardMask per<text:s/><text:tab/>sorgente e per destinatario</text:p>
                </text:list-item>
              </text:list>
            </text:list-item>
          </text:list>
        </text:list-item>
      </text:list>
      <text:p text:style-name="P116"/>
      <text:p text:style-name="P117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8Num88z0" style:display-name="WW8Num88z0" style:family="text"/>
    <style:style style:name="WW8Num88z1" style:display-name="WW8Num88z1" style:family="text"/>
    <style:style style:name="WW8Num88z2" style:display-name="WW8Num88z2" style:family="text"/>
    <style:style style:name="WW8Num88z3" style:display-name="WW8Num88z3" style:family="text"/>
    <style:style style:name="WW8Num88z4" style:display-name="WW8Num88z4" style:family="text"/>
    <style:style style:name="WW8Num88z5" style:display-name="WW8Num88z5" style:family="text"/>
    <style:style style:name="WW8Num88z6" style:display-name="WW8Num88z6" style:family="text"/>
    <style:style style:name="WW8Num88z7" style:display-name="WW8Num88z7" style:family="text"/>
    <style:style style:name="WW8Num88z8" style:display-name="WW8Num88z8" style:family="text"/>
    <style:style style:name="SourceText" style:display-name="Source Text" style:family="text">
      <style:text-properties style:font-name="Courier New" style:font-name-asian="NSimSun"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8Num88" style:display-name="WW8Num8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Intestazione">Federico Giacumbo 5°Q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.</meta:initial-creator>
    <dc:creator>Federico Giacumbo</dc:creator>
    <meta:creation-date>2020-03-27T10:06:00Z</meta:creation-date>
    <dc:date>2020-03-27T10:40:00Z</dc:date>
    <meta:template xlink:href="Normal" xlink:type="simple"/>
    <meta:editing-cycles>3</meta:editing-cycles>
    <meta:editing-duration>PT2040S</meta:editing-duration>
    <meta:document-statistic meta:page-count="3" meta:paragraph-count="10" meta:word-count="751" meta:character-count="5022" meta:row-count="35" meta:non-whitespace-character-count="4281"/>
  </office:meta>
</office:document-meta>
</file>